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8af5e" officeooo:paragraph-rsid="0008af5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text-properties officeooo:rsid="0008af5e" officeooo:paragraph-rsid="0008af5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Présentation du site et objet des conditions</text:h>
      <text:p text:style-name="Text_20_body">Les présentes <text:span text:style-name="Strong_20_Emphasis">Conditions Générales d’Utilisation</text:span> (ci-après les « CGU ») ont pour objet de définir les modalités et conditions dans lesquelles le site <text:span text:style-name="Strong_20_Emphasis">EduKaraib</text:span>, accessible à l’adresse <text:a xlink:type="simple" xlink:href="http://www.edukaraib.com/" office:target-frame-name="_new" xlink:show="replace" text:style-name="Internet_20_link" text:visited-style-name="Visited_20_Internet_20_Link">www.edukaraib.com</text:a> (ci-après le « Site »), met à disposition de ses utilisateurs ses services, ainsi que la manière dont ces derniers accèdent et utilisent ledit Site.</text:p>
      <text:p text:style-name="Text_20_body"><text:span text:style-name="Strong_20_Emphasis">EduKaraib</text:span> est une <text:span text:style-name="Strong_20_Emphasis">plateforme SaaS</text:span> (Software as a Service) de <text:span text:style-name="Strong_20_Emphasis">mise en relation entre professeurs et étudiants</text:span>, permettant aux utilisateurs de proposer, rechercher ou bénéficier de cours, formations et accompagnements pédagogiques dans divers domaines.<text:line-break/>Le Site offre un environnement sécurisé et simple d’utilisation pour faciliter la communication, la planification et la gestion des échanges entre professeurs et étudiants.</text:p>
      <text:p text:style-name="Text_20_body">L’accès et l’utilisation du Site impliquent l’acceptation pleine et entière des présentes CGU par tout utilisateur. En cas de désaccord avec tout ou partie des conditions énoncées ci-dessous, l’utilisateur est invité à ne pas utiliser le Site.</text:p>
      <text:p text:style-name="Text_20_body">Le Site <text:span text:style-name="Strong_20_Emphasis">EduKaraib</text:span> est édité par <text:span text:style-name="Strong_20_Emphasis">EduKaraib</text:span>, plateforme SaaS accessible en ligne, joignable à l’adresse e-mail suivante : <text:a xlink:type="simple" xlink:href="mailto:contact@edukaraib.com" text:style-name="Internet_20_link" text:visited-style-name="Visited_20_Internet_20_Link"><text:span text:style-name="Strong_20_Emphasis">contact@edukaraib.com</text:span></text:a>.<text:line-break/></text:p>
      <text:h text:style-name="Heading_20_2" text:outline-level="2">2. Accès au site et inscription des utilisateurs</text:h>
      <text:h text:style-name="Heading_20_3" text:outline-level="3">2.1 Accès au site</text:h>
      <text:p text:style-name="Text_20_body">L’accès au site <text:span text:style-name="Strong_20_Emphasis">EduKaraib</text:span> est libre pour toute personne disposant d’un accès à Internet. Toutefois, certaines fonctionnalités du Site nécessitent la création d’un compte utilisateur.</text:p>
      <text:h text:style-name="Heading_20_3" text:outline-level="3">2.2 Création de compte</text:h>
      <text:p text:style-name="Text_20_body">L’inscription sur le Site est réservée aux :</text:p>
      <text:list text:style-name="L1">
        <text:list-item>
          <text:p text:style-name="P2"><text:span text:style-name="Strong_20_Emphasis">Professeurs</text:span>, qui créent un compte afin de proposer leurs services (cours, accompagnements, formations, etc.) et de fixer librement leurs tarifs ;</text:p>
        </text:list-item>
        <text:list-item>
          <text:p text:style-name="P2"><text:span text:style-name="Strong_20_Emphasis">Étudiants</text:span> et <text:span text:style-name="Strong_20_Emphasis">parents d’étudiants</text:span>, qui créent un compte afin de rechercher, sélectionner et réserver les prestations proposées par les professeurs.</text:p>
        </text:list-item>
      </text:list>
      <text:p text:style-name="Text_20_body">Chaque utilisateur s’engage à fournir des informations exactes, complètes et à jour lors de son inscription, ainsi qu’à maintenir la confidentialité de ses identifiants de connexion.<text:line-break/>Toute utilisation frauduleuse ou non conforme pourra entraîner la suspension ou la suppression du compte concerné.</text:p>
      <text:h text:style-name="Heading_20_3" text:outline-level="3">2.3 Gestion des paiements</text:h>
      <text:p text:style-name="Text_20_body">Les paiements effectués sur la plateforme <text:span text:style-name="Strong_20_Emphasis">EduKaraib</text:span> sont <text:span text:style-name="Strong_20_Emphasis">entièrement gérés par le prestataire de paiement sécurisé Stripe</text:span>.<text:line-break/>Les utilisateurs reconnaissent que les transactions financières (paiements, remboursements, virements aux professeurs, etc.) sont réalisées via les services de <text:span text:style-name="Strong_20_Emphasis">Stripe</text:span>, conformément à leurs conditions générales disponibles sur leur site officiel.</text:p>
      <text:p text:style-name="Text_20_body"><text:soft-page-break/>EduKaraib ne conserve aucune donnée bancaire des utilisateurs et n’intervient pas dans le traitement technique des paiements, hormis pour permettre la mise en relation entre les parties et le suivi des transactions.</text:p>
      <text:h text:style-name="Heading_20_3" text:outline-level="3">2.4 Accès aux services</text:h>
      <text:p text:style-name="Text_20_body">Une fois inscrits, les utilisateurs peuvent accéder à leur espace personnel pour gérer leur profil, leurs cours, leurs paiements et leurs échanges.<text:line-break/>EduKaraib se réserve le droit de limiter, suspendre ou supprimer l’accès à tout compte utilisateur en cas de non-respect des présentes CGU ou de comportement contraire à la loi.</text:p>
      <text:h text:style-name="Heading_20_2" text:outline-level="2">3. Rôle et responsabilités de la plateforme EduKaraib</text:h>
      <text:h text:style-name="Heading_20_3" text:outline-level="3">3.1 Rôle d’intermédiaire technique</text:h>
      <text:p text:style-name="Text_20_body">Le site <text:span text:style-name="Strong_20_Emphasis">EduKaraib</text:span> agit exclusivement en tant que <text:span text:style-name="Strong_20_Emphasis">plateforme technique de mise en relation</text:span> entre professeurs et étudiants (ou leurs parents).<text:line-break/>À ce titre, <text:span text:style-name="Strong_20_Emphasis">EduKaraib</text:span> n’intervient pas dans la relation contractuelle, pédagogique ou personnelle entre les utilisateurs.<text:line-break/>Le rôle d’EduKaraib se limite à fournir les outils nécessaires à la publication d’offres de cours, à la réservation, au paiement en ligne et à la gestion des transactions via son prestataire de paiement <text:span text:style-name="Strong_20_Emphasis">Stripe</text:span>.</text:p>
      <text:h text:style-name="Heading_20_3" text:outline-level="3">3.2 Absence de responsabilité sur le contenu et le comportement des utilisateurs</text:h>
      <text:p text:style-name="Text_20_body">EduKaraib ne saurait en aucun cas être tenu responsable :</text:p>
      <text:list text:style-name="L2">
        <text:list-item>
          <text:p text:style-name="P3">Du contenu, de la qualité, de la disponibilité ou du déroulement des cours proposés par les professeurs ;</text:p>
        </text:list-item>
        <text:list-item>
          <text:p text:style-name="P3">Du comportement, des propos ou des agissements des utilisateurs (professeurs, étudiants, parents), que ce soit lors de cours en présentiel ou à distance ;</text:p>
        </text:list-item>
        <text:list-item>
          <text:p text:style-name="P3">Des dommages matériels, corporels ou moraux pouvant résulter d’interactions entre utilisateurs, que celles-ci aient lieu sur la plateforme ou en dehors.</text:p>
        </text:list-item>
      </text:list>
      <text:p text:style-name="Text_20_body">Chaque utilisateur est seul responsable de son comportement et de l’usage qu’il fait du Site et des services proposés.</text:p>
      <text:h text:style-name="Heading_20_3" text:outline-level="3">3.3 Gestion des litiges et remboursements</text:h>
      <text:p text:style-name="Text_20_body">En cas de problème, de litige ou de demande de remboursement, <text:span text:style-name="Strong_20_Emphasis">EduKaraib</text:span> met en place un service de médiation et d’assistance afin d’examiner les demandes des utilisateurs.<text:line-break/>Les remboursements éventuels sont traités <text:span text:style-name="Strong_20_Emphasis">via le prestataire Stripe</text:span>, conformément à ses procédures internes et aux conditions d’utilisation d’EduKaraib.<text:line-break/>La plateforme se réserve le droit d’intervenir pour suspendre ou clôturer le compte d’un utilisateur en cas de signalement avéré d’abus ou de comportement inapproprié.<text:line-break/></text:p>
      <text:h text:style-name="Heading_20_2" text:outline-level="2"><text:soft-page-break/>4. Paiements, commissions et remboursements</text:h>
      <text:h text:style-name="Heading_20_3" text:outline-level="3">4.1 Modalités de paiement</text:h>
      <text:p text:style-name="Text_20_body">Les paiements effectués sur la plateforme <text:span text:style-name="Strong_20_Emphasis">EduKaraib</text:span> sont réalisés <text:span text:style-name="Strong_20_Emphasis">en ligne via le prestataire de paiement sécurisé Stripe</text:span>.<text:line-break/>Les étudiants (ou leurs parents) paient le montant indiqué par le professeur au moment de la réservation du cours.<text:line-break/>Le paiement est conservé par Stripe jusqu’à la validation du cours ou selon les modalités prévues par la plateforme.</text:p>
      <text:p text:style-name="Text_20_body"><text:span text:style-name="Strong_20_Emphasis">EduKaraib</text:span> ne détient à aucun moment les fonds versés par les utilisateurs et ne conserve aucune donnée bancaire.</text:p>
      <text:h text:style-name="Heading_20_3" text:outline-level="3">4.2 Commission de la plateforme</text:h>
      <text:p text:style-name="Text_20_body">Pour chaque cours réservé et payé via la plateforme, <text:span text:style-name="Strong_20_Emphasis">EduKaraib perçoit une commission fixe de 10 € (dix euros)</text:span>.<text:line-break/>Cette commission est prélevée automatiquement sur le montant payé avant le versement du solde au professeur.<text:line-break/>Elle couvre les frais techniques de gestion, de maintenance, et de fonctionnement du service.<text:line-break/>La commission reste acquise à EduKaraib même en cas d’annulation ou de remboursement partiel, sauf exceptions mentionnées ci-dessous.</text:p>
      <text:h text:style-name="Heading_20_3" text:outline-level="3">4.3 Conditions de remboursement</text:h>
      <text:p text:style-name="Text_20_body">Les remboursements sont possibles uniquement dans les cas suivants :</text:p>
      <text:list text:style-name="L3">
        <text:list-item>
          <text:p text:style-name="P4"><text:span text:style-name="Strong_20_Emphasis">Annulation avant le début du cours</text:span> : si l’étudiant ou le parent annule avant le démarrage prévu du cours, le paiement est remboursé, déduction faite des éventuels frais de transaction Stripe.</text:p>
        </text:list-item>
        <text:list-item>
          <text:p text:style-name="P4"><text:span text:style-name="Strong_20_Emphasis">Cours non réalisé</text:span> : si le cours n’a pas eu lieu pour des raisons imputables au professeur (absence, annulation sans préavis, etc.), l’utilisateur peut demander un remboursement intégral.<text:line-break/>Toute demande de remboursement doit être adressée via le support d’EduKaraib à l’adresse <text:span text:style-name="Strong_20_Emphasis">contact@edukaraib.com</text:span>, accompagnée des justificatifs nécessaires.</text:p>
        </text:list-item>
      </text:list>
      <text:p text:style-name="Text_20_body">Aucun remboursement ne sera accordé si le cours a été réalisé, sauf en cas de dysfonctionnement technique avéré de la plateforme empêchant le déroulement de la prestation.</text:p>
      <text:h text:style-name="Heading_20_3" text:outline-level="3">4.4 Gestion technique des paiements</text:h>
      <text:p text:style-name="Text_20_body">Les paiements, remboursements et transferts de fonds aux professeurs sont effectués via <text:span text:style-name="Strong_20_Emphasis">Stripe</text:span>, selon les délais et modalités du prestataire.<text:line-break/>En utilisant la plateforme, les utilisateurs acceptent également les <text:span text:style-name="Strong_20_Emphasis">Conditions Générales d’Utilisation de Stripe</text:span>, disponibles sur son site officiel.</text:p>
      <text:p text:style-name="Text_20_body"/>
      <text:h text:style-name="Heading_20_2" text:outline-level="2"><text:soft-page-break/>5. Obligations et responsabilités des utilisateurs</text:h>
      <text:h text:style-name="Heading_20_3" text:outline-level="3">5.1 Règles générales de bonne conduite</text:h>
      <text:p text:style-name="Text_20_body">L’utilisation du site <text:span text:style-name="Strong_20_Emphasis">EduKaraib</text:span> implique pour tous les utilisateurs (professeurs, étudiants et parents) de respecter les lois et règlements en vigueur, ainsi que les présentes CGU.<text:line-break/>Chaque utilisateur s’engage à adopter un comportement courtois, respectueux et conforme à la finalité éducative de la plateforme.</text:p>
      <text:p text:style-name="Text_20_body">Il est notamment interdit :</text:p>
      <text:list text:style-name="L4">
        <text:list-item>
          <text:p text:style-name="P5">D’utiliser le Site à des fins frauduleuses, illégales ou contraires à l’ordre public ;</text:p>
        </text:list-item>
        <text:list-item>
          <text:p text:style-name="P5">De diffuser tout contenu discriminatoire, violent, diffamatoire, injurieux, pornographique ou contraire aux bonnes mœurs ;</text:p>
        </text:list-item>
        <text:list-item>
          <text:p text:style-name="P5">De contourner la plateforme pour effectuer des paiements ou des prestations en dehors d’EduKaraib ;</text:p>
        </text:list-item>
        <text:list-item>
          <text:p text:style-name="P5">D’usurper l’identité d’un tiers ou de fournir de fausses informations lors de l’inscription.</text:p>
        </text:list-item>
      </text:list>
      <text:h text:style-name="Heading_20_3" text:outline-level="3">5.2 Obligations spécifiques des professeurs</text:h>
      <text:p text:style-name="Text_20_body">Les professeurs inscrits sur <text:span text:style-name="Strong_20_Emphasis">EduKaraib</text:span> s’engagent à :</text:p>
      <text:list text:style-name="L5">
        <text:list-item>
          <text:p text:style-name="P6">Fournir des informations exactes sur leurs compétences, diplômes et expériences ;</text:p>
        </text:list-item>
        <text:list-item>
          <text:p text:style-name="P6">Proposer des cours de qualité, adaptés au niveau et aux besoins des étudiants ;</text:p>
        </text:list-item>
        <text:list-item>
          <text:p text:style-name="P6">Respecter les horaires convenus et prévenir en cas d’empêchement ou d’annulation ;</text:p>
        </text:list-item>
        <text:list-item>
          <text:p text:style-name="P6">Ne pas solliciter ni recevoir de paiement en dehors de la plateforme ;</text:p>
        </text:list-item>
        <text:list-item>
          <text:p text:style-name="P6">Ne pas adopter de comportement inapproprié, agressif, discriminatoire ou contraire à l’éthique professionnelle, que ce soit en ligne ou lors d’un cours en présentiel.</text:p>
        </text:list-item>
      </text:list>
      <text:p text:style-name="Text_20_body">Les professeurs sont seuls responsables du contenu et du déroulement de leurs cours.<text:line-break/>EduKaraib ne garantit ni la qualification, ni la compétence, ni la moralité des professeurs inscrits.</text:p>
      <text:h text:style-name="Heading_20_3" text:outline-level="3">5.3 Obligations spécifiques des étudiants et des parents</text:h>
      <text:p text:style-name="Text_20_body">Les étudiants (ou leurs parents) s’engagent à :</text:p>
      <text:list text:style-name="L6">
        <text:list-item>
          <text:p text:style-name="P7">Fournir des informations exactes lors de leur inscription ;</text:p>
        </text:list-item>
        <text:list-item>
          <text:p text:style-name="P7">Respecter les horaires et conditions fixés lors de la réservation d’un cours ;</text:p>
        </text:list-item>
        <text:list-item>
          <text:p text:style-name="P7">Adopter un comportement respectueux envers les professeurs ;</text:p>
        </text:list-item>
        <text:list-item>
          <text:p text:style-name="P7">Effectuer les paiements exclusivement via la plateforme EduKaraib ;</text:p>
        </text:list-item>
        <text:list-item>
          <text:p text:style-name="P7">Signaler tout incident, comportement inapproprié ou problème rencontré via le support du Site.</text:p>
        </text:list-item>
      </text:list>
      <text:h text:style-name="Heading_20_3" text:outline-level="3"><text:soft-page-break/>5.4 Responsabilité des utilisateurs</text:h>
      <text:p text:style-name="Text_20_body">Chaque utilisateur est responsable de l’usage qu’il fait de la plateforme et des informations qu’il y diffuse.<text:line-break/>EduKaraib ne saurait être tenu responsable des litiges ou dommages résultant d’une utilisation abusive, frauduleuse ou contraire aux présentes conditions.</text:p>
      <text:p text:style-name="Text_20_body"/>
      <text:h text:style-name="Heading_20_2" text:outline-level="2">6. Propriété intellectuelle et contenu du site</text:h>
      <text:h text:style-name="Heading_20_3" text:outline-level="3">6.1 Titularité des droits</text:h>
      <text:p text:style-name="Text_20_body">L’ensemble des éléments composant le site <text:span text:style-name="Strong_20_Emphasis">EduKaraib</text:span>, notamment — sans que cette liste soit limitative — la structure du site, le design, les textes, graphiques, logos, icônes, images, vidéos, sons, logiciels, et bases de données, sont la propriété exclusive d’<text:span text:style-name="Strong_20_Emphasis">EduKaraib</text:span> ou de ses partenaires.<text:line-break/>Toute reproduction, représentation, modification, adaptation, traduction, exploitation commerciale, ou réutilisation totale ou partielle de ces éléments, sans autorisation écrite préalable, est strictement interdite et constitue une contrefaçon pouvant engager la responsabilité civile et pénale de son auteur.</text:p>
      <text:h text:style-name="Heading_20_3" text:outline-level="3">6.2 Licence d’utilisation accordée aux utilisateurs</text:h>
      <text:p text:style-name="Text_20_body">L’accès au Site ne confère à l’utilisateur aucun droit de propriété intellectuelle sur le contenu du Site.<text:line-break/>EduKaraib accorde aux utilisateurs un <text:span text:style-name="Strong_20_Emphasis">droit d’utilisation personnel, non exclusif et non transférable</text:span>, limité à l’accès et à l’utilisation des services pour leurs besoins strictement personnels, dans le respect des présentes CGU.</text:p>
      <text:h text:style-name="Heading_20_3" text:outline-level="3">6.3 Contenus publiés par les utilisateurs</text:h>
      <text:p text:style-name="Text_20_body">Les professeurs et étudiants peuvent être amenés à publier ou transmettre des contenus (textes, messages, images, documents pédagogiques, etc.) dans le cadre de l’utilisation du Site.<text:line-break/>En publiant un contenu sur EduKaraib, l’utilisateur :</text:p>
      <text:list text:style-name="L7">
        <text:list-item>
          <text:p text:style-name="P8">garantit qu’il dispose de tous les droits nécessaires à sa diffusion ;</text:p>
        </text:list-item>
        <text:list-item>
          <text:p text:style-name="P8">autorise EduKaraib à l’utiliser, héberger, reproduire et diffuser sur la plateforme, exclusivement dans le cadre du fonctionnement du service ;</text:p>
        </text:list-item>
        <text:list-item>
          <text:p text:style-name="P8">reste pleinement responsable du contenu qu’il met en ligne.</text:p>
        </text:list-item>
      </text:list>
      <text:p text:style-name="Text_20_body">EduKaraib se réserve le droit de supprimer tout contenu jugé inapproprié, contraire à la loi ou aux présentes CGU.</text:p>
      <text:h text:style-name="Heading_20_3" text:outline-level="3">6.4 Marque et nom de domaine</text:h>
      <text:p text:style-name="Text_20_body">Le nom <text:span text:style-name="Strong_20_Emphasis">EduKaraib</text:span>, son logo, son nom de domaine, ainsi que tous les éléments distinctifs associés, sont des marques déposées ou protégées appartenant à <text:span text:style-name="Strong_20_Emphasis">EduKaraib</text:span>.<text:line-break/>Toute utilisation non autorisée de ces éléments est strictement interdite.</text:p>
      <text:p text:style-name="Text_20_body"/>
      <text:h text:style-name="Heading_20_2" text:outline-level="2"><text:soft-page-break/>7. Protection des données personnelles et confidentialité</text:h>
      <text:h text:style-name="Heading_20_3" text:outline-level="3">7.1 Collecte des données personnelles</text:h>
      <text:p text:style-name="Text_20_body">Dans le cadre de l’utilisation du site <text:span text:style-name="Strong_20_Emphasis">EduKaraib</text:span>, certaines données personnelles peuvent être collectées auprès des utilisateurs (professeurs, étudiants et parents), notamment lors de l’inscription, de la création d’un profil, de la réservation d’un cours ou lors d’échanges via la plateforme.<text:line-break/>Les données concernées peuvent inclure :</text:p>
      <text:list text:style-name="L8">
        <text:list-item>
          <text:p text:style-name="P9">Identité (nom, prénom, adresse e-mail, téléphone, etc.) ;</text:p>
        </text:list-item>
        <text:list-item>
          <text:p text:style-name="P9">Informations de connexion (identifiants, mots de passe chiffrés) ;</text:p>
        </text:list-item>
        <text:list-item>
          <text:p text:style-name="P9">Informations liées aux paiements (gérées exclusivement par Stripe) ;</text:p>
        </text:list-item>
        <text:list-item>
          <text:p text:style-name="P9">Données d’utilisation de la plateforme (cours suivis, messages, avis, etc.).</text:p>
        </text:list-item>
      </text:list>
      <text:h text:style-name="Heading_20_3" text:outline-level="3">7.2 Finalités du traitement</text:h>
      <text:p text:style-name="Text_20_body">Les données personnelles sont collectées et traitées par <text:span text:style-name="Strong_20_Emphasis">EduKaraib</text:span> pour :</text:p>
      <text:list text:style-name="L9">
        <text:list-item>
          <text:p text:style-name="P10">Permettre la création et la gestion des comptes utilisateurs ;</text:p>
        </text:list-item>
        <text:list-item>
          <text:p text:style-name="P10">Assurer la mise en relation entre professeurs, étudiants et parents ;</text:p>
        </text:list-item>
        <text:list-item>
          <text:p text:style-name="P10">Faciliter les paiements et remboursements via Stripe ;</text:p>
        </text:list-item>
        <text:list-item>
          <text:p text:style-name="P10">Garantir la sécurité et le bon fonctionnement de la plateforme ;</text:p>
        </text:list-item>
        <text:list-item>
          <text:p text:style-name="P10">Améliorer la qualité du service et l’expérience utilisateur.</text:p>
        </text:list-item>
      </text:list>
      <text:p text:style-name="Text_20_body">Aucune donnée n’est vendue ou transmise à des tiers à des fins commerciales.</text:p>
      <text:h text:style-name="Heading_20_3" text:outline-level="3">7.3 Hébergement et sécurité des données (Firebase)</text:h>
      <text:p text:style-name="Text_20_body">Les données personnelles des utilisateurs sont <text:span text:style-name="Strong_20_Emphasis">hébergées et sécurisées via les services Firebase</text:span> (Google Cloud Platform), situés dans l’Union européenne ou dans des pays disposant d’un niveau de protection reconnu comme adéquat par la réglementation européenne.<text:line-break/>Firebase offre des garanties élevées en matière de <text:span text:style-name="Strong_20_Emphasis">sécurité, chiffrement et conformité au RGPD</text:span>.<text:line-break/>EduKaraib met en œuvre toutes les mesures techniques et organisationnelles nécessaires pour assurer la protection des données contre tout accès, modification, perte ou destruction non autorisée.</text:p>
      <text:h text:style-name="Heading_20_3" text:outline-level="3">7.4 Droits des utilisateurs</text:h>
      <text:p text:style-name="Text_20_body">Conformément au <text:span text:style-name="Strong_20_Emphasis">Règlement Général sur la Protection des Données (RGPD)</text:span>, chaque utilisateur dispose d’un droit d’accès, de rectification, de suppression, de limitation, d’opposition et de portabilité de ses données personnelles.<text:line-break/>Ces droits peuvent être exercés à tout moment en adressant une demande à l’adresse suivante : <text:span text:style-name="Strong_20_Emphasis">contact@edukaraib.com</text:span>.</text:p>
      <text:h text:style-name="Heading_20_3" text:outline-level="3">7.5 Conservation des données</text:h>
      <text:p text:style-name="Text_20_body">Les données personnelles sont conservées uniquement pendant la durée nécessaire à la fourniture des services ou pour répondre à des obligations légales.<text:line-break/><text:soft-page-break/>À la suppression du compte utilisateur, les données sont supprimées ou anonymisées, sauf obligation légale de conservation.</text:p>
      <text:h text:style-name="Heading_20_3" text:outline-level="3">7.6 Cookies et outils de mesure</text:h>
      <text:p text:style-name="Text_20_body">Le Site peut utiliser des cookies ou outils similaires pour améliorer la navigation, mesurer l’audience et personnaliser l’expérience utilisateur.<text:line-break/>L’utilisateur peut à tout moment refuser ou gérer l’utilisation des cookies via les paramètres de son navigateur.</text:p>
      <text:p text:style-name="Text_20_body"/>
      <text:h text:style-name="Heading_20_2" text:outline-level="2">8. Suspension et résiliation du compte utilisateur</text:h>
      <text:h text:style-name="Heading_20_3" text:outline-level="3">8.1 Motifs de suspension ou de résiliation</text:h>
      <text:p text:style-name="Text_20_body"><text:span text:style-name="Strong_20_Emphasis">EduKaraib</text:span> se réserve le droit de suspendre temporairement ou de résilier définitivement le compte d’un utilisateur, sans préavis, dans les cas suivants :</text:p>
      <text:list text:style-name="L10">
        <text:list-item>
          <text:p text:style-name="P11">Non-respect des présentes Conditions Générales d’Utilisation (CGU) ou de la charte de bonne conduite ;</text:p>
        </text:list-item>
        <text:list-item>
          <text:p text:style-name="P11">Fourniture de fausses informations lors de l’inscription ou de l’utilisation de la plateforme ;</text:p>
        </text:list-item>
        <text:list-item>
          <text:p text:style-name="P11">Utilisation frauduleuse, abusive ou détournée des services ;</text:p>
        </text:list-item>
        <text:list-item>
          <text:p text:style-name="P11">Atteinte à l’intégrité, la sécurité ou la réputation d’un autre utilisateur ou d’EduKaraib ;</text:p>
        </text:list-item>
        <text:list-item>
          <text:p text:style-name="P11">Tentative d’accès non autorisé aux systèmes, bases de données ou informations confidentielles.</text:p>
        </text:list-item>
      </text:list>
      <text:p text:style-name="Text_20_body">Dans tous les cas, l’utilisateur concerné sera informé par e-mail des raisons de la mesure prise, sauf en cas de fraude manifeste ou d’urgence nécessitant une suspension immédiate.</text:p>
      <text:h text:style-name="Heading_20_3" text:outline-level="3">8.2 Conséquences de la résiliation</text:h>
      <text:p text:style-name="Text_20_body">La résiliation du compte entraîne :</text:p>
      <text:list text:style-name="L11">
        <text:list-item>
          <text:p text:style-name="P12">La suppression de l’accès à l’espace personnel et aux fonctionnalités associées ;</text:p>
        </text:list-item>
        <text:list-item>
          <text:p text:style-name="P12">L’interruption de toute relation contractuelle en cours (cours, paiements, messagerie, etc.) ;</text:p>
        </text:list-item>
        <text:list-item>
          <text:p text:style-name="P12">La suppression ou anonymisation des données personnelles, conformément à la politique de confidentialité.</text:p>
        </text:list-item>
      </text:list>
      <text:p text:style-name="Text_20_body">Les obligations légales de conservation de certaines données à des fins de preuve ou de conformité peuvent cependant justifier leur maintien temporaire dans nos systèmes sécurisés.</text:p>
      <text:h text:style-name="Heading_20_3" text:outline-level="3">8.3 Droit de réouverture ou de recours</text:h>
      <text:p text:style-name="Text_20_body">L’utilisateur dont le compte a été suspendu ou supprimé peut demander une réévaluation de sa situation en contactant le service support à l’adresse suivante : <text:span text:style-name="Strong_20_Emphasis">support@edukaraib.com</text:span>.<text:line-break/>EduKaraib s’engage à examiner chaque demande dans un délai raisonnable et à notifier sa décision à l’utilisateur.</text:p>
      <text:h text:style-name="Heading_20_2" text:outline-level="2"><text:soft-page-break/>9. Responsabilité et garanties</text:h>
      <text:h text:style-name="Heading_20_3" text:outline-level="3">9.1 Responsabilité d’EduKaraib</text:h>
      <text:p text:style-name="Text_20_body"><text:span text:style-name="Strong_20_Emphasis">EduKaraib</text:span> met tout en œuvre pour assurer un service fiable, sécurisé et disponible.<text:line-break/>Cependant, la plateforme ne saurait être tenue responsable en cas de :</text:p>
      <text:list text:style-name="L12">
        <text:list-item>
          <text:p text:style-name="P13">Dysfonctionnement, interruption ou indisponibilité temporaire du site ou de ses services, notamment pour des raisons de maintenance, de mises à jour ou de causes indépendantes de sa volonté (force majeure, panne de réseau, etc.) ;</text:p>
        </text:list-item>
        <text:list-item>
          <text:p text:style-name="P13">Perte de données résultant d’un usage non conforme ou d’une mauvaise manipulation de la part de l’utilisateur ;</text:p>
        </text:list-item>
        <text:list-item>
          <text:p text:style-name="P13">Dommages indirects, pertes de revenus ou de données liés à l’utilisation ou à l’impossibilité d’utiliser les services ;</text:p>
        </text:list-item>
        <text:list-item>
          <text:p text:style-name="P13">Contenus publiés par les utilisateurs (professeurs, étudiants ou parents), dont la responsabilité leur incombe exclusivement.</text:p>
        </text:list-item>
      </text:list>
      <text:p text:style-name="Text_20_body">EduKaraib agit en qualité d’intermédiaire technique, facilitant la mise en relation entre utilisateurs, et <text:span text:style-name="Strong_20_Emphasis">n’intervient pas dans la relation contractuelle ou pédagogique</text:span> entre professeurs et étudiants.<text:line-break/>La responsabilité d’EduKaraib ne peut donc être engagée concernant le contenu, la qualité ou le déroulement des cours dispensés via la plateforme.</text:p>
      <text:h text:style-name="Heading_20_3" text:outline-level="3">9.2 Responsabilité des utilisateurs</text:h>
      <text:p text:style-name="Text_20_body">Chaque utilisateur s’engage à :</text:p>
      <text:list text:style-name="L13">
        <text:list-item>
          <text:p text:style-name="P14">Utiliser la plateforme de manière loyale, respectueuse et conforme à la loi ;</text:p>
        </text:list-item>
        <text:list-item>
          <text:p text:style-name="P14">Fournir des informations exactes et à jour lors de l’inscription et de l’utilisation du service ;</text:p>
        </text:list-item>
        <text:list-item>
          <text:p text:style-name="P14">Ne pas porter atteinte aux droits d’autrui (notamment droits d’auteur, vie privée, image, réputation) ;</text:p>
        </text:list-item>
        <text:list-item>
          <text:p text:style-name="P14">Assurer la confidentialité de ses identifiants et de son compte.</text:p>
        </text:list-item>
      </text:list>
      <text:p text:style-name="Text_20_body">L’utilisateur est seul responsable de toute activité réalisée depuis son compte et s’engage à signaler immédiatement à EduKaraib toute utilisation non autorisée.</text:p>
      <text:h text:style-name="Heading_20_3" text:outline-level="3">9.3 Force majeure</text:h>
      <text:p text:style-name="Text_20_body">Aucune des parties ne pourra être tenue responsable d’un manquement à ses obligations si celui-ci résulte d’un événement de <text:span text:style-name="Strong_20_Emphasis">force majeure</text:span>, tel que défini par la législation française : catastrophes naturelles, incendies, grèves, pannes électriques, cyberattaques massives, ou toute autre circonstance échappant raisonnablement au contrôle d’EduKaraib.</text:p>
      <text:p text:style-name="P15"/>
      <text:h text:style-name="P1" text:outline-level="2"><text:soft-page-break/>10. Modifications des Conditions Générales d’Utilisation</text:h>
      <text:p text:style-name="Text_20_body">EduKaraib se réserve le droit de modifier ou de mettre à jour les présentes Conditions Générales d’Utilisation (CGU) à tout moment, notamment pour se conformer aux évolutions légales, techniques ou fonctionnelles du service.</text:p>
      <text:p text:style-name="Text_20_body">Les utilisateurs seront informés de toute modification substantielle par e-mail à l’adresse communiquée lors de leur inscription ou via un avis publié sur le Site.</text:p>
      <text:p text:style-name="Text_20_body">La version mise à jour des CGU entre en vigueur à la date indiquée dans la notification ou, à défaut, à compter de sa mise en ligne sur le Site.</text:p>
      <text:p text:style-name="Text_20_body">L’utilisation continue du Site après la publication des nouvelles CGU vaut acceptation de celles-ci par l’utilisateur.</text:p>
      <text:p text:style-name="Horizontal_20_Line"/>
      <text:h text:style-name="Heading_20_2" text:outline-level="2">11. Disponibilité du service</text:h>
      <text:p text:style-name="Text_20_body">EduKaraib s’efforce de maintenir un accès continu au Site et à ses services, 24h/24 et 7j/7, sauf en cas de maintenance, de mise à jour ou d’incident indépendant de sa volonté.</text:p>
      <text:p text:style-name="Text_20_body">EduKaraib ne saurait être tenu responsable en cas d’indisponibilité temporaire du service, de ralentissements ou de difficultés de connexion, liés notamment à des pannes de réseau ou des interventions techniques nécessaires à l’amélioration du service.</text:p>
      <text:p text:style-name="Horizontal_20_Line"/>
      <text:h text:style-name="Heading_20_2" text:outline-level="2">12. Utilisation par des mineurs</text:h>
      <text:p text:style-name="Text_20_body">L’accès et l’utilisation d’EduKaraib par des mineurs sont strictement encadrés.</text:p>
      <text:h text:style-name="Heading_20_3" text:outline-level="3">12.1 Autorisation parentale</text:h>
      <text:p text:style-name="Text_20_body">L’inscription d’un utilisateur mineur doit être réalisée ou validée par son représentant légal (parent ou tuteur).</text:p>
      <text:p text:style-name="Text_20_body">Les parents ou tuteurs demeurent responsables de l’activité du mineur sur la plateforme et doivent veiller à un usage approprié et sécurisé du service.</text:p>
      <text:h text:style-name="Heading_20_3" text:outline-level="3">12.2 Protection et sécurité</text:h>
      <text:p text:style-name="Text_20_body">EduKaraib s’engage à assurer une surveillance stricte des contenus et échanges afin d’éviter toute forme de harcèlement, d’abus ou de contact inapproprié entre utilisateurs.</text:p>
      <text:p text:style-name="Text_20_body">Toute suspicion ou signalement d’abus impliquant un mineur est traité en priorité et peut faire l’objet d’un signalement aux autorités compétentes.</text:p>
      <text:h text:style-name="Heading_20_3" text:outline-level="3">12.3 Signalement</text:h>
      <text:p text:style-name="Text_20_body">Tout utilisateur peut signaler un comportement suspect ou un contenu inapproprié à l’adresse suivante : <text:a xlink:type="simple" xlink:href="mailto:contact@edukaraib.com" text:style-name="Internet_20_link" text:visited-style-name="Visited_20_Internet_20_Link"><text:span text:style-name="Strong_20_Emphasis">contact@edukaraib.com</text:span></text:a>.</text:p>
      <text:p text:style-name="Text_20_body"><text:soft-page-break/>EduKaraib s’engage à analyser chaque signalement avec la plus grande attention et à prendre les mesures nécessaires (suspension de compte, transmission aux autorités, etc.).</text:p>
      <text:p text:style-name="Horizontal_20_Line"/>
      <text:h text:style-name="Heading_20_2" text:outline-level="2">13. Loi applicable et juridiction compétente</text:h>
      <text:p text:style-name="Text_20_body">Les présentes Conditions Générales d’Utilisation sont régies par le <text:span text:style-name="Strong_20_Emphasis">droit français</text:span>, applicable en <text:span text:style-name="Strong_20_Emphasis">Guyane française</text:span>.</text:p>
      <text:p text:style-name="Text_20_body">Tout litige relatif à leur interprétation, exécution ou validité relève de la compétence exclusive des <text:span text:style-name="Strong_20_Emphasis">tribunaux du ressort de la Cour d'appel de Cayenne</text:span>, sauf disposition légale contraire.</text:p>
      <text:p text:style-name="Text_20_body">En cas de litige entre EduKaraib et un utilisateur consommateur, celui-ci pourra recourir gratuitement à un dispositif de médiation de la consommation, conformément aux dispositions du Code de la consommation.</text:p>
      <text:p text:style-name="Horizontal_20_Line"/>
      <text:h text:style-name="Heading_20_2" text:outline-level="2">14. Contact</text:h>
      <text:p text:style-name="Text_20_body">Pour toute question, demande d’information ou signalement relatif aux présentes CGU ou à l’utilisation du site, les utilisateurs peuvent contacter EduKaraib à l’adresse suivante :</text:p>
      <text:p text:style-name="Text_20_body"><text:a xlink:type="simple" xlink:href="mailto:contact@edukaraib.com" text:style-name="Internet_20_link" text:visited-style-name="Visited_20_Internet_20_Link"><text:span text:style-name="Strong_20_Emphasis">contact@edukaraib.co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20:19:32.486000000</meta:creation-date>
    <dc:date>2025-11-03T20:54:40.758000000</dc:date>
    <meta:editing-duration>PT26M29S</meta:editing-duration>
    <meta:editing-cycles>2</meta:editing-cycles>
    <meta:generator>LibreOffice/7.5.4.2$Windows_X86_64 LibreOffice_project/36ccfdc35048b057fd9854c757a8b67ec53977b6</meta:generator>
    <meta:document-statistic meta:table-count="0" meta:image-count="0" meta:object-count="0" meta:page-count="10" meta:paragraph-count="163" meta:word-count="3082" meta:character-count="20900" meta:non-whitespace-character-count="18026"/>
  </office:meta>
</office:document-meta>
</file>